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cbf3" officeooo:paragraph-rsid="001fcbf3"/>
    </style:style>
    <style:style style:name="P2" style:family="paragraph" style:parent-style-name="Standard">
      <style:text-properties officeooo:rsid="002089a9" officeooo:paragraph-rsid="00335f2a"/>
    </style:style>
    <style:style style:name="P3" style:family="paragraph" style:parent-style-name="Standard">
      <style:text-properties officeooo:rsid="002089a9" officeooo:paragraph-rsid="003516d1"/>
    </style:style>
    <style:style style:name="P4" style:family="paragraph" style:parent-style-name="Standard">
      <style:text-properties officeooo:rsid="002089a9" officeooo:paragraph-rsid="003bb7df"/>
    </style:style>
    <style:style style:name="P5" style:family="paragraph" style:parent-style-name="Standard">
      <style:text-properties officeooo:rsid="002089a9" officeooo:paragraph-rsid="003cace4"/>
    </style:style>
    <style:style style:name="P6" style:family="paragraph" style:parent-style-name="Standard">
      <style:text-properties officeooo:rsid="002089a9" officeooo:paragraph-rsid="003dcc8e"/>
    </style:style>
    <style:style style:name="P7" style:family="paragraph" style:parent-style-name="Standard">
      <style:text-properties officeooo:rsid="002089a9" officeooo:paragraph-rsid="00396e0f"/>
    </style:style>
    <style:style style:name="P8" style:family="paragraph" style:parent-style-name="Standard">
      <style:text-properties officeooo:rsid="002089a9" officeooo:paragraph-rsid="0053df2e"/>
    </style:style>
    <style:style style:name="P9" style:family="paragraph" style:parent-style-name="Standard">
      <style:text-properties style:text-underline-style="none" fo:font-weight="normal" officeooo:rsid="002089a9" officeooo:paragraph-rsid="0052c34f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560eb7" officeooo:paragraph-rsid="00560eb7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5132a7" officeooo:paragraph-rsid="0052c34f" style:font-weight-asian="normal" style:font-weight-complex="normal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2089a9" officeooo:paragraph-rsid="002c2dee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2089a9" officeooo:paragraph-rsid="003bb7df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2089a9" officeooo:paragraph-rsid="0053df2e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3631b2" officeooo:paragraph-rsid="003dcc8e" style:font-weight-asian="bold" style:font-weight-complex="bold"/>
    </style:style>
    <style:style style:name="P16" style:family="paragraph" style:parent-style-name="Standard">
      <style:text-properties officeooo:rsid="00453cad" officeooo:paragraph-rsid="00453cad"/>
    </style:style>
    <style:style style:name="P17" style:family="paragraph" style:parent-style-name="Standard">
      <style:text-properties officeooo:rsid="00454234" officeooo:paragraph-rsid="00454234"/>
    </style:style>
    <style:style style:name="P18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fcbf3" officeooo:paragraph-rsid="001fcbf3" style:font-size-asian="18pt" style:font-weight-asian="bold" style:font-size-complex="18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3cace4" style:font-weight-asian="bold" style:font-weight-complex="bold"/>
    </style:style>
    <style:style style:name="T3" style:family="text">
      <style:text-properties officeooo:rsid="0024ef33"/>
    </style:style>
    <style:style style:name="T4" style:family="text">
      <style:text-properties officeooo:rsid="00485d68"/>
    </style:style>
    <style:style style:name="T5" style:family="text">
      <style:text-properties officeooo:rsid="004db880"/>
    </style:style>
    <style:style style:name="T6" style:family="text">
      <style:text-properties officeooo:rsid="004f8b01"/>
    </style:style>
    <style:style style:name="T7" style:family="text">
      <style:text-properties style:text-underline-style="none" fo:font-weight="normal" officeooo:rsid="0053df2e" style:font-weight-asian="normal" style:font-weight-complex="normal"/>
    </style:style>
    <style:style style:name="T8" style:family="text">
      <style:text-properties officeooo:rsid="00559df3"/>
    </style:style>
    <style:style style:name="T9" style:family="text">
      <style:text-properties officeooo:rsid="00560eb7"/>
    </style:style>
    <style:style style:name="T10" style:family="text">
      <style:text-properties officeooo:rsid="0058c24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Cheatsheet</text:p>
      <text:p text:style-name="P1"/>
      <text:p text:style-name="P13">Stepic (Steganography):</text:p>
      <text:p text:style-name="P11">Stepic, like Steghide, is a steganography program writting purely in Python. It is able to hide/extract data in/from PNGs.</text:p>
      <text:p text:style-name="P4"/>
      <text:p text:style-name="P4">$ stepic --encode --image-in=hiding_place.png --data-in=secret.jpg --out=hiding_place_and_secret.png</text:p>
      <text:p text:style-name="P4"/>
      <text:p text:style-name="P4">$ stepic --decode --image-in=hiding_place_and_secret.png --out=secret </text:p>
      <text:p text:style-name="P4"><text:line-break/>********************************************************************************</text:p>
      <text:p text:style-name="P13">Steghide (Steganography):</text:p>
      <text:p text:style-name="P9">Steghide is a steganography program that is able to hide/<text:span text:style-name="T6">extract </text:span>data in/<text:span text:style-name="T6">from</text:span> various kinds of image- and audio-files, <text:span text:style-name="T5">e.g. JPEG, BMP, WAV and AU.</text:span></text:p>
      <text:p text:style-name="P4"/>
      <text:p text:style-name="P4">$ steghide embed -cf hiding_place.jpg -ef secret.txt<text:tab/></text:p>
      <text:p text:style-name="P4"/>
      <text:p text:style-name="P4">$ steghide extract -sf suspicious_picture.jpg<text:tab/><text:line-break/></text:p>
      <text:p text:style-name="P4"><text:span text:style-name="T3">$ steghide info </text:span>suspicious_<text:span text:style-name="T3">picture.jpg </text:span><text:line-break/><text:line-break/>********************************************************************************</text:p>
      <text:p text:style-name="P14">Bless (Hexeditor):</text:p>
      <text:p text:style-name="P8"><text:span text:style-name="T7">Bless is a powerfull Hexeditor with a graphical user interface.</text:span><text:line-break/></text:p>
      <text:p text:style-name="P5">$ bless file_to_be_blessed<text:line-break/><text:line-break/>********************************************************************************</text:p>
      <text:p text:style-name="P2"><text:span text:style-name="T2">E</text:span><text:span text:style-name="T1">xiftool (Analyze metadata):</text:span><text:line-break/><text:span text:style-name="T8">Exifttool is a lightweight, command line based, metadata analysis tool.</text:span></text:p>
      <text:p text:style-name="P2"/>
      <text:p text:style-name="P2">$ exiftool file_to_be_analyzed<text:line-break/><text:line-break/>********************************************************************************</text:p>
      <text:p text:style-name="P15">Foremost</text:p>
      <text:p text:style-name="P10">Foremost is command line program, for retrieving data based on their headers.</text:p>
      <text:p text:style-name="P6"/>
      <text:p text:style-name="P16">$ foremost <text:span text:style-name="T10">file_to_be_analyzed</text:span></text:p>
      <text:p text:style-name="P6"/>
      <text:p text:style-name="P6">********************************************************************************</text:p>
      <text:p text:style-name="P12">Python Console (Decoding and Encoding Strings)</text:p>
      <text:p text:style-name="P17"><text:span text:style-name="T9">Codecs you might need for this exercise: base64, hex, uu</text:span></text:p>
      <text:p text:style-name="P3"><text:line-break/>$ python<text:line-break/>&gt;&gt;&gt; import codecs<text:line-break/>&gt;&gt;&gt; encoder = codecs.getencoder('&lt;encoding&gt;')<text:tab/><text:tab/># get encoder for desired encoding<text:line-break/>&gt;&gt;&gt; decoder = codecs.getdecoder('&lt;encoding&gt;')<text:tab/><text:tab/># get decoder for desired decoding<text:line-break/>&gt;&gt;&gt; input = 'string_to_be_encoded'</text:p>
      <text:p text:style-name="P7">&gt;&gt;&gt; encoded = encoder(input)[0] <text:tab/><text:tab/><text:tab/><text:tab/># encode input<text:tab/><text:line-break/>&gt;&gt;&gt; decoded = decoder(encoded)[0]<text:tab/><text:tab/><text:tab/><text:tab/># decode encoded<text:line-break/>*******************************************************************************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2:55:41.262000000</meta:creation-date>
    <dc:date>2017-06-27T22:06:18.816379556</dc:date>
    <meta:editing-duration>PT2H48M55S</meta:editing-duration>
    <meta:editing-cycles>51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194" meta:character-count="1909" meta:non-whitespace-character-count="1725"/>
  </office:meta>
</office:document-meta>
</file>